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face style:name="Georgia*" svg:font-family="Georgia*" style:font-family-generic="roman"/>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Helvetica" officeooo:rsid="00027019" officeooo:paragraph-rsid="00027019"/>
    </style:style>
    <style:style style:name="P2" style:family="paragraph" style:parent-style-name="Standard">
      <style:paragraph-properties fo:text-align="center" style:justify-single-word="false"/>
      <style:text-properties style:font-name="Helvetica" fo:font-size="22pt" officeooo:rsid="00027019" officeooo:paragraph-rsid="00027019" style:font-size-asian="19.25pt" style:font-size-complex="22pt"/>
    </style:style>
    <style:style style:name="P3" style:family="paragraph" style:parent-style-name="Standard">
      <style:paragraph-properties fo:text-align="center" style:justify-single-word="false"/>
      <style:text-properties style:font-name="Helvetica" fo:font-size="22pt" officeooo:rsid="0007096d" officeooo:paragraph-rsid="0007096d" style:font-size-asian="19.25pt" style:font-size-complex="22pt"/>
    </style:style>
    <style:style style:name="P4" style:family="paragraph" style:parent-style-name="Standard">
      <style:paragraph-properties fo:text-align="center" style:justify-single-word="false"/>
      <style:text-properties style:font-name="Helvetica" fo:font-size="13pt" officeooo:rsid="0002de8e" officeooo:paragraph-rsid="0002de8e" style:font-size-asian="11.3500003814697pt" style:font-size-complex="13pt"/>
    </style:style>
    <style:style style:name="P5" style:family="paragraph" style:parent-style-name="Standard">
      <style:paragraph-properties fo:text-align="justify" style:justify-single-word="false"/>
      <style:text-properties style:font-name="Helvetica" fo:font-size="13pt" fo:font-weight="bold" officeooo:rsid="000433bd" officeooo:paragraph-rsid="000433bd" style:font-size-asian="11.3500003814697pt" style:font-weight-asian="bold" style:font-size-complex="13pt" style:font-weight-complex="bold"/>
    </style:style>
    <style:style style:name="P6" style:family="paragraph" style:parent-style-name="Standard">
      <style:paragraph-properties fo:text-align="center" style:justify-single-word="false"/>
      <style:text-properties style:font-name="Helvetica" fo:font-size="13pt" style:text-underline-style="none" fo:font-weight="normal" officeooo:rsid="00060c91" officeooo:paragraph-rsid="00027019" style:font-size-asian="11.3500003814697pt" style:font-weight-asian="normal" style:font-size-complex="13pt" style:font-weight-complex="normal"/>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text-properties style:text-underline-style="solid" style:text-underline-width="auto" style:text-underline-color="font-color" fo:font-weight="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 RAPPORT TOUSSA</text:p>
      <text:section text:style-name="Sect1" text:name="magicdomid60">
        <text:p text:style-name="Standard"><text:line-break/></text:p>
      </text:section>
      <text:section text:style-name="Sect1" text:name="magicdomid86">
        <text:p text:style-name="Standard">Page d'en-tête</text:p>
      </text:section>
      <text:section text:style-name="Sect1" text:name="magicdomid105">
        <text:p text:style-name="Standard"><text:line-break/></text:p>
      </text:section>
      <text:section text:style-name="Sect1" text:name="magicdomid104">
        <text:p text:style-name="Standard"><text:line-break/></text:p>
      </text:section>
      <text:section text:style-name="Sect1" text:name="magicdomid90">
        <text:p text:style-name="Standard">Rapport TP SWI-Prolog – LMC</text:p>
      </text:section>
      <text:section text:style-name="Sect1" text:name="magicdomid91">
        <text:p text:style-name="Standard"><text:line-break/></text:p>
      </text:section>
      <text:section text:style-name="Sect1" text:name="magicdomid92">
        <text:p text:style-name="Standard">Paul DECANTER – Guillaume ROTH</text:p>
      </text:section>
      <text:section text:style-name="Sect1" text:name="magicdomid93">
        <text:p text:style-name="Standard"><text:line-break/></text:p>
      </text:section>
      <text:section text:style-name="Sect1" text:name="magicdomid94">
        <text:p text:style-name="Standard">MASTER 1 Informatique</text:p>
      </text:section>
      <text:section text:style-name="Sect1" text:name="magicdomid106">
        <text:p text:style-name="Standard"><text:line-break/></text:p>
      </text:section>
      <text:section text:style-name="Sect1" text:name="magicdomid107">
        <text:p text:style-name="Standard"><text:line-break/></text:p>
      </text:section>
      <text:section text:style-name="Sect1" text:name="magicdomid108">
        <text:p text:style-name="Standard">                                   </text:p>
      </text:section>
      <text:section text:style-name="Sect1" text:name="magicdomid903">
        <text:p text:style-name="P8">Introduction</text:p>
      </text:section>
      <text:section text:style-name="Sect1" text:name="magicdomid111">
        <text:p text:style-name="Standard">Ce rapport, rédigé dans le but de traiter notre TP réalisé à l’aide de SWI-Prolog, sera divisé en plusieurs parties, correspondant principalement aux différentes questions posées dans le sujet.  </text:p>
      </text:section>
      <text:section text:style-name="Sect1" text:name="magicdomid918">
        <text:p text:style-name="Standard"><text:line-break/></text:p>
      </text:section>
      <text:section text:style-name="Sect1" text:name="magicdomid925">
        <text:p text:style-name="Standard"><text:line-break/></text:p>
      </text:section>
      <text:section text:style-name="Sect1" text:name="magicdomid942">
        <text:p text:style-name="P8">Les opérateurs</text:p>
      </text:section>
      <text:section text:style-name="Sect1" text:name="magicdomid1601">
        <text:p text:style-name="Standard">Etant novices sur SWI-Prolog, nous avons pris des notes sur le fonctionnement du langage, notamment sur les opérateurs qui pouvaient être utilisés, et nous avons trouvé intéressant de les ajouter ici, et de les commenter.</text:p>
      </text:section>
      <text:section text:style-name="Sect1" text:name="magicdomid1602">
        <text:p text:style-name="Standard"><text:line-break/></text:p>
      </text:section>
      <text:section text:style-name="Sect1" text:name="magicdomid4555">
        <text:list xml:id="list5356773210870098744" text:style-name="L1">
          <text:list-item>
            <text:p text:style-name="P9"> "xfy" dans la définition de l'opérateur fourni : f est représente l'opérateur, tandis que x et y représente n'importe quel élément. En clair, cela signifie que l'opérateur accepte des éléments avant et après l'apparition effective de celui-ci.</text:p>
          </text:list-item>
        </text:list>
      </text:section>
      <text:section text:style-name="Sect1" text:name="magicdomid4556">
        <text:list xml:id="list6418500137241456307" text:style-name="L2">
          <text:list-item>
            <text:p text:style-name="P10">\+ correspond à la négation d'une expression</text:p>
          </text:list-item>
        </text:list>
      </text:section>
      <text:section text:style-name="Sect1" text:name="magicdomid4557">
        <text:list xml:id="list742993496987916464" text:style-name="L3">
          <text:list-item>
            <text:p text:style-name="P11">_ correspond à une indifférence quand à la présence ou non d'élément</text:p>
          </text:list-item>
        </text:list>
      </text:section>
      <text:section text:style-name="Sect1" text:name="magicdomid4558">
        <text:list xml:id="list8432731276473871657" text:style-name="L4">
          <text:list-item>
            <text:p text:style-name="P12">\== correspond à la différence en terme d'équivalence sémantique de deux expressions. Il s'agit de la négation de ==</text:p>
          </text:list-item>
        </text:list>
      </text:section>
      <text:section text:style-name="Sect1" text:name="magicdomid4567">
        <text:list xml:id="list6940740860635201564" text:style-name="L5">
          <text:list-item>
            <text:p text:style-name="P13">=\= correspond à la différence en terme de valeur, pour deux expressions ou deux variables, par exemple. Il s'agit de la négation de =:=</text:p>
          </text:list-item>
        </text:list>
      </text:section>
      <text:section text:style-name="Sect1" text:name="magicdomid4560">
        <text:list xml:id="list6963435121446457170" text:style-name="L6">
          <text:list-item>
            <text:p text:style-name="P14">, entre les clauses correspond à l'opérateur ET</text:p>
          </text:list-item>
        </text:list>
      </text:section>
      <text:section text:style-name="Sect1" text:name="magicdomid4561">
        <text:list xml:id="list7998514129246479330" text:style-name="L7">
          <text:list-item>
            <text:p text:style-name="P15">; entre les clauses correspond à l'opérateur OU</text:p>
          </text:list-item>
        </text:list>
      </text:section>
      <text:section text:style-name="Sect1" text:name="magicdomid4562">
        <text:list xml:id="list7561601565073917391" text:style-name="L8">
          <text:list-item>
            <text:p text:style-name="P16">! est utilisé pour le cut, mais peut également servir pour simuler bottom</text:p>
          </text:list-item>
        </text:list>
      </text:section>
      <text:section text:style-name="Sect1" text:name="magicdomid4563">
        <text:list xml:id="list4921350733902377153" text:style-name="L9">
          <text:list-item>
            <text:p text:style-name="P17"><text:soft-page-break/>[T|Q] représente une liste avec T représentant le premier élément (= la Tête), et Q représentant le reste de la liste (la Queue)</text:p>
          </text:list-item>
        </text:list>
      </text:section>
      <text:section text:style-name="Sect1" text:name="magicdomid924">
        <text:p text:style-name="Standard"><text:line-break/></text:p>
      </text:section>
      <text:section text:style-name="Sect1" text:name="magicdomid136">
        <text:p text:style-name="Standard"><text:line-break/></text:p>
      </text:section>
      <text:section text:style-name="Sect1" text:name="magicdomid904">
        <text:p text:style-name="P8">Question 1</text:p>
      </text:section>
      <text:section text:style-name="Sect1" text:name="magicdomid481">
        <text:p text:style-name="Standard">Il s'agissait en premier lieu d'écrire le predicat unifie(P) censé unifier un système qu'équations P se présentant comme une liste de la forme [S1 ?= T1,...,SN ?= TN]. L'opérateur ?= n'existant pas initialement dans SWI-Prolog, nous l'avons implémenté à l'aide du code fourni (:- op(20,xfy,?=))</text:p>
      </text:section>
      <text:section text:style-name="Sect1" text:name="magicdomid490">
        <text:p text:style-name="Standard"><text:line-break/></text:p>
      </text:section>
      <text:section text:style-name="Sect1" text:name="magicdomid594">
        <text:p text:style-name="Standard">Pour réaliser unifie(P), il s'agissait d'implémenter les prédicats suivants : </text:p>
      </text:section>
      <text:section text:style-name="Sect1" text:name="magicdomid793">
        <text:p text:style-name="Standard">    - regle(E, R) : qui détermine la règle de transformation R appliquée à l'équation E</text:p>
      </text:section>
      <text:section text:style-name="Sect1" text:name="magicdomid792">
        <text:p text:style-name="Standard">    - occur_check(V, T) : qui teste si la variable V apparaît dans le terme T</text:p>
      </text:section>
      <text:section text:style-name="Sect1" text:name="magicdomid3608">
        <text:p text:style-name="Standard">    - reduit(R, E, P, Q) : qui transforme le système d'équation P en Q, par application de la règle de transformation R à l'équation E.</text:p>
      </text:section>
      <text:section text:style-name="Sect1" text:name="magicdomid3839">
        <text:p text:style-name="Standard">En d'autres termes, regle(E, R) définit les conditions d'application de celle-ci, tandis que reduit(R, E, P, Q) se charge de l'appliquer.</text:p>
      </text:section>
      <text:section text:style-name="Sect1" text:name="magicdomid3847">
        <text:p text:style-name="Standard"><text:line-break/></text:p>
      </text:section>
      <text:section text:style-name="Sect1" text:name="magicdomid3905">
        <text:p text:style-name="P7">Implémentation de occur_check(X, T)</text:p>
      </text:section>
      <text:section text:style-name="Sect1" text:name="magicdomid4216">
        <text:p text:style-name="Standard">Nous avons trouvé une fonction qui effectue la même opération que celle que nous destinions à occur_check, à savoir contains_var(X, T). C'est pourquoi nous avons défini occur_check comme étant l'exécution de contains_var, après vérification que X est bien une variable à l'aide de var(X).</text:p>
      </text:section>
      <text:section text:style-name="Sect1" text:name="magicdomid4218">
        <text:p text:style-name="Standard"><text:line-break/></text:p>
      </text:section>
      <text:section text:style-name="Sect1" text:name="magicdomid5316">
        <text:p text:style-name="P7">Définition de regle(E, R)</text:p>
      </text:section>
      <text:section text:style-name="Sect1" text:name="magicdomid4799">
        <text:p text:style-name="Standard">Il s'agit de la définition des règles de transformation, c'est à dire des conditions d'application des règles nommées en paramètres.</text:p>
      </text:section>
      <text:section text:style-name="Sect1" text:name="magicdomid4809">
        <text:p text:style-name="Standard"><text:line-break/></text:p>
      </text:section>
      <text:section text:style-name="Sect1" text:name="magicdomid7381">
        <text:list xml:id="list4229938775845584069" text:style-name="L10">
          <text:list-item>
            <text:p text:style-name="P18">Définition de rename :  regle(X ?= T, rename) :- var(X), var(T).</text:p>
          </text:list-item>
        </text:list>
      </text:section>
      <text:section text:style-name="Sect1" text:name="magicdomid5302">
        <text:p text:style-name="Standard">var(T) est utilisé pour savoir si T est bien une variable, étant donné qu'il s'agit de la condition posée dans l'énoncé, tandis que var(X) et utilisé dans ce prédicat (ainsi que quelques autres) dans le but de vérifier que X est bien une variable libre, sans  quoi l'unification serait impossible.</text:p>
      </text:section>
      <text:section text:style-name="Sect1" text:name="magicdomid5304">
        <text:p text:style-name="Standard"><text:line-break/></text:p>
      </text:section>
      <text:section text:style-name="Sect1" text:name="magicdomid7383">
        <text:list xml:id="list5822808470287138407" text:style-name="L11">
          <text:list-item>
            <text:p text:style-name="P19">Définition de simplify : regle(X ?= T, simplify) :- var(X), atom(T).</text:p>
          </text:list-item>
        </text:list>
      </text:section>
      <text:section text:style-name="Sect1" text:name="magicdomid5855">
        <text:p text:style-name="Standard">Nous pouvons remarquer que la condition de règle de simplify est que T doit être une constante. C'est pouquoi nous avons utilisé atom(T), car celui-ci retourne vrai seulement si T est lié à un atome, ce qui fait de T une constante.</text:p>
      </text:section>
      <text:section text:style-name="Sect1" text:name="magicdomid5888">
        <text:p text:style-name="Standard"><text:line-break/></text:p>
      </text:section>
      <text:section text:style-name="Sect1" text:name="magicdomid7399">
        <text:list xml:id="list4062856054676556611" text:style-name="L12">
          <text:list-item>
            <text:p text:style-name="P20">Definition de expand : regle(X ?= T, expand) :- var(X), compound(T), \+(occur_check(X, T)).</text:p>
          </text:list-item>
        </text:list>
      </text:section>
      <text:section text:style-name="Sect1" text:name="magicdomid7400">
        <text:p text:style-name="Standard">Nous pouvons remarquer que les conditions énoncées pour expand sont les suivantes :  doit être composé et X ne doit pas apparaître dans T. C'est pourquoi nous avons utilisé compound(T), qui <text:soft-page-break/>retourne vrai si T est composé, ainsi que la négation de occur_check(X,T), qui vérifie que X n'est pas présent dans T.</text:p>
      </text:section>
      <text:section text:style-name="Sect1" text:name="magicdomid6509">
        <text:p text:style-name="Standard"><text:line-break/></text:p>
      </text:section>
      <text:section text:style-name="Sect1" text:name="magicdomid7404">
        <text:list xml:id="list7951185720694827377" text:style-name="L13">
          <text:list-item>
            <text:p text:style-name="P21">Definition de decompose : regle(F ?= G, decompose) :- nonvar(F), nonvar(G), functor(F, Ff, Fn), functor(G, Gf, Gn), Ff == Gf, Fn =:= Gn. </text:p>
          </text:list-item>
        </text:list>
      </text:section>
      <text:section text:style-name="Sect1" text:name="magicdomid7736">
        <text:p text:style-name="Standard">Après avoir découvert que la négation de var ne fonctionnait pas (ex : \+(var(F))), nous avons opté pour l'utilisation de nonvar(F), qui fait exactement la même chose, à savoir vérifier que F n'est pas une variable libre (= est une variable liée). Nous avons également utilisé functor/3, dans le but de récupérer le nom, ainsi que l'arité de la fonction passée en paramètre. Ainsi, nous avons pu comparer la valeur sémantiques des fonctions avec Ff == Gf, ainsi que leur arité avec Fn =:= Gn.En effet, functor(a(), N, A) : donne le nom du predicat dans N et l'arité dans A</text:p>
      </text:section>
      <text:section text:style-name="Sect1" text:name="magicdomid6934">
        <text:p text:style-name="Standard"><text:line-break/></text:p>
      </text:section>
      <text:section text:style-name="Sect1" text:name="magicdomid7876">
        <text:list xml:id="list7671747105982595135" text:style-name="L14">
          <text:list-item>
            <text:p text:style-name="P22">Definition de clash : regle(F ?= G, clash) :- nonvar(F); nonvar(G), functor(F, Ff, Fn), functor(G, Gf, Gn), (Ff \== Gf; Fn =\= Gn), !.</text:p>
          </text:list-item>
        </text:list>
      </text:section>
      <text:section text:style-name="Sect1" text:name="magicdomid8644">
        <text:p text:style-name="Standard">On utlilise les mêmes principes que sur la définition de decompose, sauf qu'au lieu des tests d'égalité (== et =:=), on utlise des tests de différence (respectivement \== et =\=). On notera l'utilisation de !, qui est utilisé pour simuler le bottom posé dans l'énoncé. En effet, si lors de l'exécution du programme on tombe sur le cut, on arrête de chercher à utiliser la règle.</text:p>
      </text:section>
      <text:section text:style-name="Sect1" text:name="magicdomid8657">
        <text:p text:style-name="Standard"><text:line-break/></text:p>
      </text:section>
      <text:section text:style-name="Sect1" text:name="magicdomid8677">
        <text:p text:style-name="Standard"><text:line-break/></text:p>
      </text:section>
      <text:section text:style-name="Sect1" text:name="magicdomid8712">
        <text:p text:style-name="P7">Définition de reduit(R, E, P, Q)</text:p>
      </text:section>
      <text:section text:style-name="Sect1" text:name="magicdomid9368">
        <text:p text:style-name="Standard">Si regle(E, R) s'occupe de traduire les conditions d'utilisation des règles posées dans l'énoncé, reduit(R, E, P, Q) va quand à lui s'occuper de transformer les équations comme énoncé dans le sujet. En d'autres termes, reduit(R, E, P, Q) va se charger d'unifier progressivement les deux termes de l'équation passée en paramètres. </text:p>
      </text:section>
      <text:section text:style-name="Sect1" text:name="magicdomid9370">
        <text:p text:style-name="Standard"><text:line-break/></text:p>
      </text:section>
      <text:section text:style-name="Sect1" text:name="magicdomid9369">
        <text:p text:style-name="Standard"><text:line-break/></text:p>
      </text:section>
      <text:section text:style-name="Sect1" text:name="magicdomid8645">
        <text:p text:style-name="Standard"><text:line-break/></text:p>
      </text:section>
      <text:section text:style-name="Sect1" text:name="magicdomid908">
        <text:p text:style-name="Standard"><text:line-break/></text:p>
      </text:section>
      <text:section text:style-name="Sect1" text:name="magicdomid915">
        <text:p text:style-name="P7">Question 2</text:p>
      </text:section>
      <text:section text:style-name="Sect1" text:name="magicdomid4321">
        <text:p text:style-name="Standard"><text:line-break/></text:p>
      </text:section>
      <text:section text:style-name="Sect1" text:name="magicdomid5027">
        <text:p text:style-name="Standard">Cette question consiste à implémenter différents choix de stratégie. Les deux proposées dans le sujet que nous avons implémenté en premier sont le choix premier, qui consiste à prendre la première règle définie dans le programme, et le choix pondéré qui consiste à donner un poids à chaque règle et ainsi d'utiliser celle qui est la plus "lourde".</text:p>
      </text:section>
      <text:section text:style-name="Sect1" text:name="magicdomid5032">
        <text:p text:style-name="Standard"><text:line-break/></text:p>
      </text:section>
      <text:section text:style-name="Sect1" text:name="magicdomid6258">
        <text:p text:style-name="Standard">Pour se faire nous avons défini cinq prédicats :</text:p>
      </text:section>
      <text:section text:style-name="Sect1" text:name="magicdomid5201">
        <text:p text:style-name="Standard">    </text:p>
      </text:section>
      <text:section text:style-name="Sect1" text:name="magicdomid7337">
        <text:list xml:id="list7194905357295601177" text:style-name="L15">
          <text:list-item>
            <text:p text:style-name="P23">choix(Strategie,P,E,R) : ce prédicat permet de choisir la stratégie (premier ou pondéré) que l'on souhaite appliquer au système P d'équations E à unifier avec les règles R.</text:p>
          </text:list-item>
        </text:list>
      </text:section>
      <text:section text:style-name="Sect1" text:name="magicdomid7338">
        <text:list xml:id="list1533047586082538992" text:style-name="L16">
          <text:list-item>
            <text:p text:style-name="P24"><text:soft-page-break/></text:p>
          </text:list-item>
        </text:list>
      </text:section>
      <text:section text:style-name="Sect1" text:name="magicdomid7537">
        <text:list xml:id="list925301467518253036" text:style-name="L17">
          <text:list-item>
            <text:p text:style-name="P25">choix_premier(P,E,R) : lance l'unification avec la stratégie premier sur le système P d'équations E à l'aide des règles R.</text:p>
          </text:list-item>
        </text:list>
      </text:section>
      <text:section text:style-name="Sect1" text:name="magicdomid7364">
        <text:p text:style-name="Standard"><text:line-break/></text:p>
      </text:section>
      <text:section text:style-name="Sect1" text:name="magicdomid7529">
        <text:list xml:id="list6518958401239911828" text:style-name="L18">
          <text:list-item>
            <text:p text:style-name="P26">choix_pondere(P,E,R) : lance l'unification avec la stratégie pondérée sur le système P d'équations E à l'aide des règles R.</text:p>
          </text:list-item>
        </text:list>
      </text:section>
      <text:section text:style-name="Sect1" text:name="magicdomid7372">
        <text:p text:style-name="Standard"><text:line-break/></text:p>
      </text:section>
      <text:section text:style-name="Sect1" text:name="magicdomid8806">
        <text:list xml:id="list2831270926914607284" text:style-name="L19">
          <text:list-item>
            <text:p text:style-name="P27">trouver_equation(X,Q,E,R) : cherche une équation E du système Q sur laquelle appliquer la règle R tête de la liste de règles X.</text:p>
          </text:list-item>
        </text:list>
      </text:section>
      <text:section text:style-name="Sect1" text:name="magicdomid7378">
        <text:p text:style-name="Standard"><text:line-break/></text:p>
      </text:section>
      <text:section text:style-name="Sect1" text:name="magicdomid8656">
        <text:list xml:id="list8389429507248453607" text:style-name="L20">
          <text:list-item>
            <text:p text:style-name="P28">selectionner_regle(Q,P,E,R) : permet de sélectionner une règle R à appliquer à l'équation E de P en fonction de la stratégie employée</text:p>
          </text:list-item>
        </text:list>
      </text:section>
      <text:section text:style-name="Sect1" text:name="magicdomid8882">
        <text:p text:style-name="Standard"><text:line-break/></text:p>
      </text:section>
      <text:section text:style-name="Sect1" text:name="magicdomid9367">
        <text:p text:style-name="Standard">Les deux derniers prédicats sont utilisés uniquement avec la stratégie pondérée, dans le cas de la stratégie premier on utilise directement le prédicat regle(E,R).</text:p>
      </text:section>
      <text:section text:style-name="Sect1" text:name="magicdomid8675">
        <text:p text:style-name="Standard">Afin de matérialiser le poids de chaque règle, nous avons nous avons décidé d'utiliser une liste echelle_poids qui contient l'ensemble des règles. Le poids de chaque règle correspond à sa position dans cette liste. La règle de poids le plus fort sera donc le premier élément de celle-ci. </text:p>
      </text:section>
      <text:section text:style-name="Sect1" text:name="magicdomid3846">
        <text:p text:style-name="Standard">Ainsi, à chaque itération de l'algorithme, nous dépilons la liste jusqu'à ce que nous trouvions une règle applicable.</text:p>
      </text:section>
      <text:section text:style-name="Sect1" text:name="magicdomid916">
        <text:p text:style-name="Standard"><text:line-break/></text:p>
      </text:section>
      <text:section text:style-name="Sect1" text:name="magicdomid3139">
        <text:p text:style-name="Standard"><text:a xlink:type="simple" xlink:href="http://pcaboche.developpez.com/article/prolog/presentation/" text:style-name="Internet_20_link" text:visited-style-name="Visited_20_Internet_20_Link">http://pcaboche.developpez.com/article/prolog/presentation/</text:a></text:p>
      </text:section>
      <text:section text:style-name="Sect1" text:name="magicdomid901">
        <text:p text:style-name="Standard"><text:line-break/></text:p>
      </text:section>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face style:name="Georgia*" svg:font-family="Georgia*" style:font-family-generic="roman"/>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aume ROTH</meta:initial-creator>
    <meta:creation-date>2017-12-13T16:30:07.081259637</meta:creation-date>
    <meta:generator>LibreOffice/5.2.0.4$Linux_X86_64 LibreOffice_project/20m0$Build-4</meta:generator>
    <dc:date>2017-12-13T18:08:07.941271195</dc:date>
    <dc:creator>Guillaume ROTH</dc:creator>
    <meta:editing-duration>PT1H37M30S</meta:editing-duration>
    <meta:editing-cycles>7</meta:editing-cycles>
    <meta:document-statistic meta:table-count="0" meta:image-count="0" meta:object-count="0" meta:page-count="4" meta:paragraph-count="90" meta:word-count="1178" meta:character-count="7196" meta:non-whitespace-character-count="5994"/>
  </office:meta>
</office:document-meta>
</file>